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ro5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office:value-type="string" calcext:value-type="string">
            <text:p>RGB</text:p>
          </table:table-cell>
          <table:table-cell table:style-name="ce1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4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tps61175.pdf" xlink:type="simple">tps6117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5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1007"/>
        </table:table-row>
        <table:table-row table:style-name="ro3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98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79" calcext:value-type="float">
            <text:p>079</text:p>
          </table:table-cell>
          <table:table-cell office:value-type="string" calcext:value-type="string">
            <text:p>BLM31SN500SZ1L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32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99</text:p>
          </table:table-cell>
          <table:table-cell office:value-type="string" calcext:value-type="string">
            <text:p>50 Ohms @ 100MHz 1 Power Line Ferrite Bead 1206 (3216 Metric) 12A 1.6mO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50 ohm @ 100 MHz</text:p>
          </table:table-cell>
          <table:table-cell table:number-columns-repeated="2"/>
          <table:table-cell office:value-type="string" calcext:value-type="string">
            <text:p>12 A</text:p>
          </table:table-cell>
          <table:table-cell table:number-columns-repeated="4"/>
          <table:table-cell office:value-type="string" calcext:value-type="string">
            <text:p>1.6 mOhm</text:p>
          </table:table-cell>
          <table:table-cell table:number-columns-repeated="7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/>
          <table:table-cell office:value-type="string" calcext:value-type="string">
            <text:p>flipdot</text:p>
          </table:table-cell>
          <table:table-cell table:number-columns-repeated="988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6:31:31.011418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5T18:41:02.555590473</dc:date>
    <meta:editing-duration>P6DT6H47M49S</meta:editing-duration>
    <meta:editing-cycles>105</meta:editing-cycles>
    <meta:generator>LibreOffice/6.2.4.2.0$Linux_X86_64 LibreOffice_project/20$Build-2</meta:generator>
    <meta:document-statistic meta:table-count="1" meta:cell-count="1610" meta:object-count="0"/>
  </office:meta>
</office:document-meta>
</file>